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opacity="100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ed4c05" draw:textarea-vertical-align="middle" draw:auto-grow-height="false" draw:fit-to-size="false" style:shrink-to-fit="false" fo:min-height="0.284cm" fo:min-width="0.03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5cm" fo:min-width="0.56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56cm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none" draw:fill="none" fo:min-height="0.077cm"/>
      <style:paragraph-properties style:writing-mode="lr-tb"/>
    </style:style>
    <style:style style:name="gr70" style:family="graphic" style:parent-style-name="standard">
      <style:graphic-properties draw:stroke="none" draw:fill="none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d4c0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10d0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7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8" style:family="paragraph">
      <loext:graphic-properties draw:fill="solid" draw:fill-color="#8d1d75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0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1" style:family="paragraph">
      <loext:graphic-properties draw:fill="solid" draw:fill-color="#f10d0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color="#000000" loext:opacity="100%"/>
    </style:style>
    <style:style style:name="P26" style:family="paragraph">
      <loext:graphic-properties draw:fill="none"/>
      <style:text-properties fo:color="#000000" loext:opacity="10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position="-8% 58%"/>
    </style:style>
    <style:style style:name="T6" style:family="text">
      <style:text-properties fo:color="#000000" loext:opacity="100%" fo:font-size="18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fo:font-size="12pt" fo:font-weight="bold" style:font-size-asian="12pt" style:font-size-complex="12pt"/>
    </style:style>
    <style:style style:name="T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21.8cm 11.0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9" draw:style-name="gr4" draw:text-style-name="P4" draw:layer="layout" svg:width="0.533cm" svg:height="0.533cm" draw:transform="rotate (-1.5707963267949) translate (23.706cm 5.9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3" draw:layer="layout" svg:width="5.112cm" svg:height="0.001cm" svg:x="2.479cm" svg:y="5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6" draw:layer="layout" svg:width="1.083cm" svg:height="1.434cm" svg:x="7.966cm" svg:y="6.377cm">
          <text:p text:style-name="P5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6" draw:layer="layout" svg:width="1.325cm" svg:height="1.436cm" svg:x="16.871cm" svg:y="6.815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8" draw:layer="layout" svg:width="2.138cm" svg:height="1.012cm" draw:transform="rotate (1.5707963267949) translate (0.632cm 8.247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9" draw:text-style-name="P8" draw:layer="layout" svg:width="2.129cm" svg:height="1.013cm" svg:x="4.018cm" svg:y="2.029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2" draw:style-name="gr3" draw:text-style-name="P3" draw:layer="layout" svg:x1="21.34cm" svg:y1="3.59cm" svg:x2="21.341cm" svg:y2="11.126cm">
          <text:p/>
        </draw:line>
        <draw:custom-shape draw:name="TextBox 22_2" draw:style-name="gr10" draw:text-style-name="P8" draw:layer="layout" svg:width="2.138cm" svg:height="1.012cm" draw:transform="rotate (1.5707963267949) translate (20.266cm 8.314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9.293cm" svg:y1="3.115cm" svg:x2="21.756cm" svg:y2="3.116cm">
          <text:p/>
        </draw:line>
        <draw:custom-shape draw:name="TextBox 28_0" draw:style-name="gr11" draw:text-style-name="P8" draw:layer="layout" svg:width="2.137cm" svg:height="1.011cm" svg:x="24.485cm" svg:y="1.913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2.792cm" svg:height="0.962cm" svg:x="3.673cm" svg:y="7.684cm">
          <draw:text-box>
            <text:p>Matrix A</text:p>
          </draw:text-box>
        </draw:frame>
        <draw:frame draw:style-name="gr13" draw:text-style-name="P9" draw:layer="layout" svg:width="3.372cm" svg:height="1.673cm" svg:x="23.828cm" svg:y="8.077cm">
          <draw:text-box>
            <text:p>Matrix C</text:p>
          </draw:text-box>
        </draw:frame>
        <draw:custom-shape draw:name="TextBox 21" draw:style-name="gr14" draw:text-style-name="P8" draw:layer="layout" svg:width="5.041cm" svg:height="1.011cm" svg:x="22.391cm" svg:y="4.45cm">
          <text:p text:style-name="P7"><text:span text:style-name="T3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.437cm" svg:height="0.962cm" svg:x="3.429cm" svg:y="4.372cm">
          <draw:text-box>
            <text:p>Row i0</text:p>
          </draw:text-box>
        </draw:frame>
        <draw:custom-shape draw:name="Rectangle 2" draw:style-name="gr16" draw:text-style-name="P1" draw:layer="layout" svg:width="5.386cm" svg:height="7.536cm" draw:transform="rotate (1.5707963267949) translate (11.133cm 9.64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3" draw:text-style-name="P3" draw:layer="layout" svg:x1="11.049cm" svg:y1="3.367cm" svg:x2="18.585cm" svg:y2="3.367cm">
          <text:p/>
        </draw:line>
        <draw:custom-shape draw:name="Straight Arrow Connector 1" draw:style-name="gr5" draw:text-style-name="P3" draw:layer="layout" svg:width="5.112cm" svg:height="0.001cm" draw:transform="rotate (-1.5707963267949) translate (13.971cm 4.3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17" draw:text-style-name="P8" draw:layer="layout" svg:width="2.138cm" svg:height="1.013cm" svg:x="13.589cm" svg:y="2.1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1" draw:style-name="gr18" draw:text-style-name="P8" draw:layer="layout" svg:width="2.13cm" svg:height="1.013cm" draw:transform="rotate (1.5707963267949) translate (9.147cm 8.164cm)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3" draw:text-style-name="P3" draw:layer="layout" svg:x1="10.541cm" svg:y1="9.652cm" svg:x2="10.541cm" svg:y2="4.256cm">
          <text:p/>
        </draw:line>
        <draw:frame draw:style-name="gr19" draw:text-style-name="P9" draw:layer="layout" svg:width="3.054cm" svg:height="0.962cm" svg:x="14.605cm" svg:y="6.723cm">
          <draw:text-box>
            <text:p>Matrix B</text:p>
          </draw:text-box>
        </draw:frame>
        <draw:frame draw:style-name="gr20" draw:text-style-name="P9" draw:layer="layout" svg:width="3.351cm" svg:height="0.962cm" svg:x="14.097cm" svg:y="4.564cm">
          <draw:text-box>
            <text:p>Column i1</text:p>
          </draw:text-box>
        </draw:frame>
        <draw:custom-shape draw:name="Rectangle 10" draw:style-name="gr21" draw:text-style-name="P10" draw:layer="layout" svg:width="1.067cm" svg:height="0.533cm" draw:transform="rotate (-1.5707963267949) translate (13.407cm 4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11" draw:layer="layout" svg:width="1.067cm" svg:height="0.533cm" draw:transform="rotate (-1.5707963267949) translate (13.404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3" draw:text-style-name="P10" draw:layer="layout" svg:width="1.067cm" svg:height="0.533cm" svg:x="2.3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4" draw:text-style-name="P11" draw:layer="layout" svg:width="1.067cm" svg:height="0.533cm" svg:x="3.433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10" draw:layer="layout" svg:width="1.067cm" svg:height="0.533cm" svg:x="2.3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11" draw:layer="layout" svg:width="1.067cm" svg:height="0.533cm" svg:x="3.4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10" draw:layer="layout" svg:width="1.067cm" svg:height="0.533cm" draw:transform="rotate (-1.5707963267949) translate (12.877cm 4.2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10" draw:layer="layout" svg:width="1.067cm" svg:height="0.533cm" draw:transform="rotate (-1.5707963267949) translate (12.344cm 4.2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1" draw:layer="layout" svg:width="1.067cm" svg:height="0.533cm" draw:transform="rotate (-1.5707963267949) translate (12.878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11" draw:layer="layout" svg:width="1.067cm" svg:height="0.533cm" draw:transform="rotate (-1.5707963267949) translate (12.346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12" draw:layer="layout" svg:width="1.067cm" svg:height="0.533cm" svg:x="4.509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13" draw:layer="layout" svg:width="1.067cm" svg:height="0.533cm" svg:x="5.585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14" draw:layer="layout" svg:width="1.067cm" svg:height="0.533cm" svg:x="6.6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12" draw:layer="layout" svg:width="1.067cm" svg:height="0.533cm" svg:x="4.50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13" draw:layer="layout" svg:width="1.067cm" svg:height="0.533cm" svg:x="5.58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.067cm" svg:height="0.533cm" svg:x="6.6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12" draw:layer="layout" svg:width="1.067cm" svg:height="0.533cm" draw:transform="rotate (-1.5707963267949) translate (13.404cm 6.40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8" draw:text-style-name="P14" draw:layer="layout" svg:width="1.067cm" svg:height="0.533cm" draw:transform="rotate (-1.5707963267949) translate (13.408cm 8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9" draw:text-style-name="P13" draw:layer="layout" svg:width="1.067cm" svg:height="0.533cm" draw:transform="rotate (-1.5707963267949) translate (13.404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0" draw:text-style-name="P12" draw:layer="layout" svg:width="1.067cm" svg:height="0.533cm" draw:transform="rotate (-1.5707963267949) translate (12.88cm 6.4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1" draw:text-style-name="P12" draw:layer="layout" svg:width="1.067cm" svg:height="0.533cm" draw:transform="rotate (-1.5707963267949) translate (12.344cm 6.4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2" draw:text-style-name="P13" draw:layer="layout" svg:width="1.067cm" svg:height="0.533cm" draw:transform="rotate (-1.5707963267949) translate (12.88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3" draw:text-style-name="P13" draw:layer="layout" svg:width="1.067cm" svg:height="0.533cm" draw:transform="rotate (-1.5707963267949) translate (12.344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4" draw:text-style-name="P14" draw:layer="layout" svg:width="1.067cm" svg:height="0.533cm" draw:transform="rotate (-1.5707963267949) translate (12.88cm 8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5" draw:text-style-name="P14" draw:layer="layout" svg:width="1.067cm" svg:height="0.533cm" draw:transform="rotate (-1.5707963267949) translate (12.344cm 8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0.533cm" svg:height="0.533cm" draw:transform="rotate (-1.5707963267949) translate (23.707cm 6.4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" draw:text-style-name="P4" draw:layer="layout" svg:width="0.533cm" svg:height="0.533cm" draw:transform="rotate (-1.5707963267949) translate (24.24cm 6.4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4" draw:layer="layout" svg:width="0.533cm" svg:height="0.533cm" draw:transform="rotate (-1.5707963267949) translate (24.24cm 5.9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0.533cm" svg:height="0.533cm" draw:transform="rotate (-1.5707963267949) translate (23.173cm 5.9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0.533cm" svg:height="0.533cm" draw:transform="rotate (-1.5707963267949) translate (23.174cm 6.4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6" draw:text-style-name="P10" draw:layer="layout" svg:width="1.067cm" svg:height="0.533cm" svg:x="6.203cm" svg:y="13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7" draw:text-style-name="P10" draw:layer="layout" svg:width="1.067cm" svg:height="0.533cm" svg:x="6.203cm" svg:y="13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3" draw:text-style-name="P3" draw:layer="layout" svg:x1="5.807cm" svg:y1="13.066cm" svg:x2="5.822cm" svg:y2="14.136cm">
          <text:p/>
        </draw:line>
        <draw:frame draw:style-name="gr48" draw:text-style-name="P15" draw:layer="layout" svg:width="1.056cm" svg:height="0.962cm" svg:x="4.624cm" svg:y="13.066cm">
          <draw:text-box>
            <text:p><text:span text:style-name="T4">L</text:span><text:span text:style-name="T5">0</text:span></text:p>
          </draw:text-box>
        </draw:frame>
        <draw:custom-shape draw:name="Rectangle 37" draw:style-name="gr49" draw:text-style-name="P10" draw:layer="layout" svg:width="1.067cm" svg:height="0.533cm" svg:x="11.012cm" svg:y="12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50" draw:text-style-name="P10" draw:layer="layout" svg:width="1.067cm" svg:height="0.533cm" svg:x="11.012cm" svg:y="1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3" draw:layer="layout" svg:x1="10.616cm" svg:y1="12.803cm" svg:x2="10.616cm" svg:y2="14.413cm">
          <text:p/>
        </draw:line>
        <draw:frame draw:style-name="gr48" draw:text-style-name="P15" draw:layer="layout" svg:width="1.056cm" svg:height="0.962cm" svg:x="9.617cm" svg:y="13.057cm">
          <draw:text-box>
            <text:p><text:span text:style-name="T4">L</text:span><text:span text:style-name="T5">1</text:span></text:p>
          </draw:text-box>
        </draw:frame>
        <draw:custom-shape draw:name="Rectangle 39" draw:style-name="gr51" draw:text-style-name="P10" draw:layer="layout" svg:width="1.067cm" svg:height="0.533cm" svg:x="11.012cm" svg:y="1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5" draw:layer="layout" svg:width="6.382cm" svg:height="0.962cm" svg:x="5.91cm" svg:y="15.803cm">
          <draw:text-box>
            <text:p><text:span text:style-name="T4">Local memory usage</text:span></text:p>
          </draw:text-box>
        </draw:frame>
        <draw:custom-shape draw:name="Rectangle 40" draw:style-name="gr4" draw:text-style-name="P4" draw:layer="layout" svg:width="0.533cm" svg:height="0.533cm" draw:transform="rotate (-1.5707963267949) translate (15.445cm 13.34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5" draw:layer="layout" svg:width="0.875cm" svg:height="0.962cm" svg:x="15.585cm" svg:y="13.147cm">
          <draw:text-box>
            <text:p><text:span text:style-name="T4">=</text:span></text:p>
          </draw:text-box>
        </draw:frame>
        <draw:custom-shape draw:name="Rectangle 41" draw:style-name="gr54" draw:text-style-name="P17" draw:layer="layout" svg:width="1.067cm" svg:height="0.533cm" svg:x="16.564cm" svg:y="12.7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5" draw:text-style-name="P17" draw:layer="layout" svg:width="1.067cm" svg:height="0.533cm" svg:x="16.56cm" svg:y="13.8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5" draw:layer="layout" svg:width="0.875cm" svg:height="0.962cm" svg:x="17.486cm" svg:y="13.147cm">
          <draw:text-box>
            <text:p><text:span text:style-name="T4">+</text:span></text:p>
          </draw:text-box>
        </draw:frame>
        <draw:frame draw:style-name="gr56" draw:text-style-name="P15" draw:layer="layout" svg:width="0.68cm" svg:height="0.962cm" svg:x="16.737cm" svg:y="12.947cm">
          <draw:text-box>
            <text:p><text:span text:style-name="T4">.</text:span></text:p>
          </draw:text-box>
        </draw:frame>
        <draw:custom-shape draw:name="Rectangle 43" draw:style-name="gr57" draw:text-style-name="P18" draw:layer="layout" svg:width="1.067cm" svg:height="0.533cm" svg:x="18.264cm" svg:y="12.7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8" draw:text-style-name="P18" draw:layer="layout" svg:width="1.067cm" svg:height="0.533cm" svg:x="18.26cm" svg:y="13.8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18.437cm" svg:y="12.947cm">
          <draw:text-box>
            <text:p><text:span text:style-name="T4">.</text:span></text:p>
          </draw:text-box>
        </draw:frame>
        <draw:custom-shape draw:name="Rectangle 45" draw:style-name="gr59" draw:text-style-name="P19" draw:layer="layout" svg:width="1.067cm" svg:height="0.533cm" svg:x="19.964cm" svg:y="12.7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0" draw:text-style-name="P19" draw:layer="layout" svg:width="1.067cm" svg:height="0.533cm" svg:x="19.96cm" svg:y="13.8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0.137cm" svg:y="12.947cm">
          <draw:text-box>
            <text:p><text:span text:style-name="T4">.</text:span></text:p>
          </draw:text-box>
        </draw:frame>
        <draw:custom-shape draw:name="Rectangle 47" draw:style-name="gr61" draw:text-style-name="P20" draw:layer="layout" svg:width="1.067cm" svg:height="0.533cm" svg:x="21.564cm" svg:y="12.7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2" draw:text-style-name="P20" draw:layer="layout" svg:width="1.067cm" svg:height="0.533cm" svg:x="21.56cm" svg:y="13.8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1.737cm" svg:y="12.947cm">
          <draw:text-box>
            <text:p><text:span text:style-name="T4">.</text:span></text:p>
          </draw:text-box>
        </draw:frame>
        <draw:custom-shape draw:name="Rectangle 49" draw:style-name="gr63" draw:text-style-name="P21" draw:layer="layout" svg:width="1.067cm" svg:height="0.533cm" svg:x="23.264cm" svg:y="12.7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4" draw:text-style-name="P21" draw:layer="layout" svg:width="1.067cm" svg:height="0.533cm" svg:x="23.26cm" svg:y="13.8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3.437cm" svg:y="12.947cm">
          <draw:text-box>
            <text:p><text:span text:style-name="T4">.</text:span></text:p>
          </draw:text-box>
        </draw:frame>
        <draw:frame draw:style-name="gr53" draw:text-style-name="P15" draw:layer="layout" svg:width="0.875cm" svg:height="0.962cm" svg:x="19.221cm" svg:y="13.147cm">
          <draw:text-box>
            <text:p><text:span text:style-name="T4">+</text:span></text:p>
          </draw:text-box>
        </draw:frame>
        <draw:frame draw:style-name="gr53" draw:text-style-name="P15" draw:layer="layout" svg:width="0.875cm" svg:height="0.962cm" svg:x="20.822cm" svg:y="13.147cm">
          <draw:text-box>
            <text:p><text:span text:style-name="T4">+</text:span></text:p>
          </draw:text-box>
        </draw:frame>
        <draw:frame draw:style-name="gr53" draw:text-style-name="P15" draw:layer="layout" svg:width="0.875cm" svg:height="0.962cm" svg:x="22.423cm" svg:y="13.147cm">
          <draw:text-box>
            <text:p><text:span text:style-name="T4">+</text:span></text:p>
          </draw:text-box>
        </draw:frame>
        <draw:frame draw:style-name="gr65" draw:text-style-name="P22" draw:layer="layout" svg:width="2.441cm" svg:height="0.725cm" svg:x="5.534cm" svg:y="14.847cm">
          <draw:text-box>
            <text:p><text:span text:style-name="T7">chunk_len</text:span></text:p>
          </draw:text-box>
        </draw:frame>
        <draw:line draw:name="Straight Connector 4" draw:style-name="gr3" draw:text-style-name="P3" draw:layer="layout" svg:x1="7.249cm" svg:y1="14.534cm" svg:x2="6.233cm" svg:y2="14.534cm">
          <text:p/>
        </draw:line>
        <draw:frame draw:style-name="gr65" draw:text-style-name="P22" draw:layer="layout" svg:width="2.441cm" svg:height="0.725cm" svg:x="10.323cm" svg:y="15.001cm">
          <draw:text-box>
            <text:p><text:span text:style-name="T7">chunk_len</text:span></text:p>
          </draw:text-box>
        </draw:frame>
        <draw:line draw:name="Straight Connector 5" draw:style-name="gr3" draw:text-style-name="P3" draw:layer="layout" svg:x1="12.049cm" svg:y1="14.722cm" svg:x2="11.033cm" svg:y2="14.722cm">
          <text:p/>
        </draw:line>
        <draw:frame draw:style-name="gr66" draw:text-style-name="P23" draw:layer="layout" svg:width="2.695cm" svg:height="0.725cm" svg:x="10.059cm" svg:y="11.778cm">
          <draw:text-box>
            <text:p><text:span text:style-name="T8">shared_B</text:span></text:p>
          </draw:text-box>
        </draw:frame>
        <draw:frame draw:style-name="gr67" draw:text-style-name="P24" draw:layer="layout" svg:width="2.54cm" svg:height="1.199cm" svg:x="5.361cm" svg:y="12.056cm">
          <draw:text-box>
            <text:p><text:span text:style-name="T9">shared_A</text:span></text:p>
          </draw:text-box>
        </draw:frame>
        <draw:custom-shape draw:name="TextBox 1" draw:style-name="gr68" draw:text-style-name="P6" draw:layer="layout" svg:width="1.325cm" svg:height="1.434cm" svg:x="18.923cm" svg:y="6.567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6" draw:layer="layout" svg:width="2.437cm" svg:height="0.962cm" svg:x="24.646cm" svg:y="12.56cm">
          <draw:text-box>
            <text:p text:style-name="P25"><text:span text:style-name="T4">Row i0</text:span></text:p>
          </draw:text-box>
        </draw:frame>
        <draw:frame draw:style-name="gr70" draw:text-style-name="P26" draw:layer="layout" svg:width="3.351cm" svg:height="0.962cm" svg:x="24.617cm" svg:y="13.676cm">
          <draw:text-box>
            <text:p text:style-name="P25"><text:span text:style-name="T4">Column i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9-01T17:35:39.415873478</dc:date>
    <meta:editing-duration>PT2H27M3S</meta:editing-duration>
    <meta:editing-cycles>15</meta:editing-cycles>
    <meta:generator>LibreOffice/7.3.7.2$Linux_X86_64 LibreOffice_project/30$Build-2</meta:generator>
    <meta:document-statistic meta:object-count="96"/>
  </office:meta>
</office:document-meta>
</file>